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20" calcext:value-type="float">
            <text:p>1520</text:p>
          </table:table-cell>
          <table:table-cell table:style-name="ce7" table:formula="of:=COUNTIF([.B7:.B999998];&quot;X&quot;)" office:value-type="float" office:value="1324" calcext:value-type="float">
            <text:p>1324</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5" calcext:value-type="float">
            <text:p>95</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5" calcext:value-type="float">
            <text:p>175</text:p>
          </table:table-cell>
          <table:table-cell table:style-name="ce25" table:formula="of:=SUM([.B2:.F2])" office:value-type="float" office:value="1620" calcext:value-type="float">
            <text:p>162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3" table:number-rows-repeated="1047049">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09">00/00/0000</text:date>, <text:time style:data-style-name="N2" text:time-value="22:01:07.65985817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09T22:02:58.601458976</dc:date>
    <meta:editing-duration>P1DT15H7M23S</meta:editing-duration>
    <meta:editing-cycles>1516</meta:editing-cycles>
    <meta:document-statistic meta:table-count="1" meta:cell-count="9183" meta:object-count="0"/>
  </office:meta>
</office:document-meta>
</file>